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1" style:family="paragraph">
      <style:text-properties fo:font-family="Ravie" style:font-family-generic="decorative" style:font-pitch="variable"/>
    </style:style>
    <style:style style:name="P2" style:family="paragraph">
      <style:text-properties fo:font-family="Ravie" style:font-family-generic="decorative" style:font-pitch="variable" fo:font-size="32pt"/>
    </style:style>
    <style:style style:name="T1" style:family="text">
      <style:text-properties fo:font-family="Ravie" style:font-family-generic="decorative" style:font-pitch="variable"/>
    </style:style>
    <style:style style:name="T2" style:family="text">
      <style:text-properties fo:font-family="Algerian" style:font-family-generic="decorative" style:font-pitch="variable"/>
    </style:style>
    <style:style style:name="T3" style:family="text">
      <style:text-properties fo:font-family="'Edwardian Script ITC'" style:font-family-generic="script" style:font-pitch="variable"/>
    </style:style>
    <style:style style:name="T4" style:family="text">
      <style:text-properties fo:font-family="Gigi" style:font-family-generic="decorative" style:font-pitch="variable"/>
    </style:style>
    <style:style style:name="T5" style:family="text">
      <style:text-properties fo:font-family="'Matura MT Script Capitals'" style:font-family-generic="script" style:font-pitch="variable"/>
    </style:style>
    <style:style style:name="T6" style:family="text">
      <style:text-properties fo:font-family="Webdings" style:font-family-generic="roman" style:font-pitch="variable" style:font-charset="x-symbol"/>
    </style:style>
    <style:style style:name="T7" style:family="text">
      <style:text-properties fo:font-family="'Bradley Hand ITC'" style:font-family-generic="script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user-transformed="true">
          <draw:text-box>
            <text:p>Font Test</text:p>
          </draw:text-box>
        </draw:frame>
        <draw:frame presentation:style-name="pr2" draw:text-style-name="P2" draw:layer="layout" svg:width="23cm" svg:height="15.404cm" svg:x="2.4cm" svg:y="3.302cm" presentation:class="subtitle" presentation:user-transformed="true">
          <draw:text-box>
            <text:p text:style-name="P1"><text:span text:style-name="T1">There iS Some font</text:span></text:p>
            <text:p text:style-name="P1"><text:span text:style-name="T2">Stuff going on</text:span></text:p>
            <text:p text:style-name="P1"><text:span text:style-name="T3">There are some crazy fonts</text:span></text:p>
            <text:p text:style-name="P1"><text:span text:style-name="T4">There is junk</text:span></text:p>
            <text:p text:style-name="P1"><text:span text:style-name="T5">Lots of weird fonts</text:span></text:p>
            <text:p text:style-name="P1"><text:span text:style-name="T6">WEB DINGS</text:span></text:p>
            <text:p text:style-name="P1"><text:span text:style-name="T7"/></text:p>
          </draw:text-box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59:34.41</dc:date>
    <meta:generator>LibreOffice/3.4$Win32 LibreOffice_project/340m1$Build-302</meta:generator>
    <meta:document-statistic meta:object-count="36"/>
  </office:meta>
</office:document-meta>
</file>